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Omega_Low</text:p>
          </table:table-cell>
          <table:table-cell table:style-name="Default"/>
          <table:table-cell table:style-name="Default" office:value-type="string" calcext:value-type="string">
            <text:p>D_Omega_Low</text:p>
          </table:table-cell>
          <table:table-cell/>
          <table:table-cell table:style-name="Default" office:value-type="string" calcext:value-type="string">
            <text:p>Amp_Low</text:p>
          </table:table-cell>
          <table:table-cell/>
          <table:table-cell table:style-name="Default" office:value-type="string" calcext:value-type="string">
            <text:p>D_Amp_Low</text:p>
          </table:table-cell>
          <table:table-cell/>
          <table:table-cell table:style-name="Default" office:value-type="string" calcext:value-type="string">
            <text:p>Phi_Low</text:p>
          </table:table-cell>
          <table:table-cell/>
        </table:table-row>
        <table:table-row table:style-name="ro1">
          <table:table-cell table:style-name="Default" office:value-type="float" office:value="1.9889792" calcext:value-type="float">
            <text:p>1.9889792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4972448" calcext:value-type="float">
            <text:p>0.0497244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029004" calcext:value-type="float">
            <text:p>1.4029004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29517" calcext:value-type="float">
            <text:p>0.00329517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0.28785726" calcext:value-type="float">
            <text:p>-0.287857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2.30914565" calcext:value-type="float">
            <text:p>2.30914565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5772864" calcext:value-type="float">
            <text:p>0.05772864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2583493" calcext:value-type="float">
            <text:p>1.4258349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285878" calcext:value-type="float">
            <text:p>0.0028587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0.42509657" calcext:value-type="float">
            <text:p>-0.425096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2.65337217" calcext:value-type="float">
            <text:p>2.65337217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663343" calcext:value-type="float">
            <text:p>0.066334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6074553" calcext:value-type="float">
            <text:p>1.4607455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218329" calcext:value-type="float">
            <text:p>0.00218329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0.55905669" calcext:value-type="float">
            <text:p>-0.559056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2.991993" calcext:value-type="float">
            <text:p>2.991993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7479983" calcext:value-type="float">
            <text:p>0.0747998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8934428" calcext:value-type="float">
            <text:p>1.4893442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162185" calcext:value-type="float">
            <text:p>0.00162185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0.94799037" calcext:value-type="float">
            <text:p>-0.947990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19592335" calcext:value-type="float">
            <text:p>3.19592335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7989808" calcext:value-type="float">
            <text:p>0.0798980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9948886" calcext:value-type="float">
            <text:p>1.49948886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142132" calcext:value-type="float">
            <text:p>0.00142132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22578443" calcext:value-type="float">
            <text:p>-1.225784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26908705" calcext:value-type="float">
            <text:p>3.26908705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8172718" calcext:value-type="float">
            <text:p>0.0817271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50085804" calcext:value-type="float">
            <text:p>1.50085804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139421" calcext:value-type="float">
            <text:p>0.00139421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3930133" calcext:value-type="float">
            <text:p>-1.39301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35640241" calcext:value-type="float">
            <text:p>3.35640241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8391006" calcext:value-type="float">
            <text:p>0.08391006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50085804" calcext:value-type="float">
            <text:p>1.50085804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139421" calcext:value-type="float">
            <text:p>0.00139421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82255285" calcext:value-type="float">
            <text:p>-1.8225528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49648598" calcext:value-type="float">
            <text:p>3.49648598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8741215" calcext:value-type="float">
            <text:p>0.08741215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9602959" calcext:value-type="float">
            <text:p>1.49602959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148977" calcext:value-type="float">
            <text:p>0.00148977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8453481" calcext:value-type="float">
            <text:p>-1.84534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65726735" calcext:value-type="float">
            <text:p>3.65726735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9143168" calcext:value-type="float">
            <text:p>0.0914316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7846699" calcext:value-type="float">
            <text:p>1.47846699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183611" calcext:value-type="float">
            <text:p>0.00183611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2.23934479" calcext:value-type="float">
            <text:p>-2.239344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4.00457955" calcext:value-type="float">
            <text:p>4.00457955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10011449" calcext:value-type="float">
            <text:p>0.10011449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3087166" calcext:value-type="float">
            <text:p>1.43087166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276211" calcext:value-type="float">
            <text:p>0.00276211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2.56427934" calcext:value-type="float">
            <text:p>-2.5642793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string" calcext:value-type="string">
            <text:p>Omega_Med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D_Omega_Med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Amp_Med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D_Amp_Med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Phi_Me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1.96718388" calcext:value-type="float">
            <text:p>1.96718388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491796" calcext:value-type="float">
            <text:p>0.0491796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38851073" calcext:value-type="float">
            <text:p>1.3885107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56549" calcext:value-type="float">
            <text:p>0.00356549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0.49981442" calcext:value-type="float">
            <text:p>-0.4998144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2.29564681" calcext:value-type="float">
            <text:p>2.29564681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5739117" calcext:value-type="float">
            <text:p>0.05739117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0960541" calcext:value-type="float">
            <text:p>1.40960541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16827" calcext:value-type="float">
            <text:p>0.00316827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0.67643407" calcext:value-type="float">
            <text:p>-0.676434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2.61472547" calcext:value-type="float">
            <text:p>2.61472547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6536814" calcext:value-type="float">
            <text:p>0.06536814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2989232" calcext:value-type="float">
            <text:p>1.42989232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278093" calcext:value-type="float">
            <text:p>0.0027809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0.86703141" calcext:value-type="float">
            <text:p>-0.867031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2.97499304" calcext:value-type="float">
            <text:p>2.97499304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7437483" calcext:value-type="float">
            <text:p>0.0743748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4448821" calcext:value-type="float">
            <text:p>1.44448821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249938" calcext:value-type="float">
            <text:p>0.0024993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21253511" calcext:value-type="float">
            <text:p>-1.212535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12130418" calcext:value-type="float">
            <text:p>3.12130418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780326" calcext:value-type="float">
            <text:p>0.0780326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4448821" calcext:value-type="float">
            <text:p>1.44448821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249938" calcext:value-type="float">
            <text:p>0.0024993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29388623" calcext:value-type="float">
            <text:p>-1.293886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28618478" calcext:value-type="float">
            <text:p>3.28618478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8215462" calcext:value-type="float">
            <text:p>0.08215462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4328677" calcext:value-type="float">
            <text:p>1.44328677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252264" calcext:value-type="float">
            <text:p>0.00252264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4104966" calcext:value-type="float">
            <text:p>-1.41049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38533691" calcext:value-type="float">
            <text:p>3.38533691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8463342" calcext:value-type="float">
            <text:p>0.08463342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3996893" calcext:value-type="float">
            <text:p>1.4399689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258679" calcext:value-type="float">
            <text:p>0.00258679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85270464" calcext:value-type="float">
            <text:p>-1.8527046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52789742" calcext:value-type="float">
            <text:p>3.52789742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8819744" calcext:value-type="float">
            <text:p>0.08819744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3373015" calcext:value-type="float">
            <text:p>1.43373015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270712" calcext:value-type="float">
            <text:p>0.00270712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2.00573342" calcext:value-type="float">
            <text:p>-2.0057334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6636649" calcext:value-type="float">
            <text:p>3.6636649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9159162" calcext:value-type="float">
            <text:p>0.09159162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1698218" calcext:value-type="float">
            <text:p>1.4169821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02799" calcext:value-type="float">
            <text:p>0.00302799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2.06605677" calcext:value-type="float">
            <text:p>-2.0660567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4.03026639" calcext:value-type="float">
            <text:p>4.03026639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10075666" calcext:value-type="float">
            <text:p>0.10075666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37624436" calcext:value-type="float">
            <text:p>1.37624436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7936" calcext:value-type="float">
            <text:p>0.0037936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2.29539051" calcext:value-type="float">
            <text:p>-2.295390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string" calcext:value-type="string">
            <text:p>Omega_High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D_Omega_Hi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Amp_High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D_Amp_High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Phi_High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1.97150465" calcext:value-type="float">
            <text:p>1.97150465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4928762" calcext:value-type="float">
            <text:p>0.04928762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37340077" calcext:value-type="float">
            <text:p>1.37340077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84616" calcext:value-type="float">
            <text:p>0.00384616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0.62488006" calcext:value-type="float">
            <text:p>-0.624880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2.31084417" calcext:value-type="float">
            <text:p>2.31084417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577711" calcext:value-type="float">
            <text:p>0.0577711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39252887" calcext:value-type="float">
            <text:p>1.39252887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49029" calcext:value-type="float">
            <text:p>0.00349029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0.79193191" calcext:value-type="float">
            <text:p>-0.7919319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2.991993" calcext:value-type="float">
            <text:p>2.991993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7479983" calcext:value-type="float">
            <text:p>0.0747998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0698813" calcext:value-type="float">
            <text:p>1.4069881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21787" calcext:value-type="float">
            <text:p>0.00321787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24153359" calcext:value-type="float">
            <text:p>-1.241533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15104579" calcext:value-type="float">
            <text:p>3.15104579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7877614" calcext:value-type="float">
            <text:p>0.07877614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40496922" calcext:value-type="float">
            <text:p>1.40496922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25608" calcext:value-type="float">
            <text:p>0.0032560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31133062" calcext:value-type="float">
            <text:p>-1.3113306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34567908" calcext:value-type="float">
            <text:p>3.34567908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8364198" calcext:value-type="float">
            <text:p>0.0836419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39712513" calcext:value-type="float">
            <text:p>1.3971251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404" calcext:value-type="float">
            <text:p>0.003404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73319615" calcext:value-type="float">
            <text:p>-1.7331961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51015939" calcext:value-type="float">
            <text:p>3.51015939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8775398" calcext:value-type="float">
            <text:p>0.0877539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38601271" calcext:value-type="float">
            <text:p>1.38601271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61212" calcext:value-type="float">
            <text:p>0.00361212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8777084" calcext:value-type="float">
            <text:p>-1.877708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67437737" calcext:value-type="float">
            <text:p>3.67437737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9185943" calcext:value-type="float">
            <text:p>0.0918594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37243458" calcext:value-type="float">
            <text:p>1.37243458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386399" calcext:value-type="float">
            <text:p>0.00386399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1.97453669" calcext:value-type="float">
            <text:p>-1.974536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office:value-type="float" office:value="3.99693722" calcext:value-type="float">
            <text:p>3.99693722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float" office:value="0.09992343" calcext:value-type="float">
            <text:p>0.0999234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.33156473" calcext:value-type="float">
            <text:p>1.33156473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00460416" calcext:value-type="float">
            <text:p>0.00460416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-2.19577498" calcext:value-type="float">
            <text:p>-2.1957749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atex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mega_Low</text:p>
          </table:table-cell>
          <table:table-cell/>
          <table:table-cell office:value-type="string" calcext:value-type="string">
            <text:p>D_Omega_Low</text:p>
          </table:table-cell>
          <table:table-cell/>
          <table:table-cell table:style-name="Default" office:value-type="string" calcext:value-type="string">
            <text:p>Amp_Low</text:p>
          </table:table-cell>
          <table:table-cell/>
          <table:table-cell table:style-name="Default" office:value-type="string" calcext:value-type="string">
            <text:p>D_Amp_Low</text:p>
          </table:table-cell>
          <table:table-cell/>
          <table:table-cell table:style-name="Default" office:value-type="string" calcext:value-type="string">
            <text:p>Phi_Low</text:p>
          </table:table-cell>
          <table:table-cell/>
        </table:table-row>
        <table:table-row table:style-name="ro1">
          <table:table-cell office:value-type="float" office:value="1.9889792" calcext:value-type="float">
            <text:p>1.989</text:p>
          </table:table-cell>
          <table:table-cell office:value-type="string" calcext:value-type="string">
            <text:p>&amp;</text:p>
          </table:table-cell>
          <table:table-cell office:value-type="float" office:value="0.04972448" calcext:value-type="float">
            <text:p>0.050</text:p>
          </table:table-cell>
          <table:table-cell office:value-type="string" calcext:value-type="string">
            <text:p>&amp;</text:p>
          </table:table-cell>
          <table:table-cell office:value-type="float" office:value="1.4029004" calcext:value-type="float">
            <text:p>1.402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29517" calcext:value-type="float">
            <text:p>0.0033</text:p>
          </table:table-cell>
          <table:table-cell office:value-type="string" calcext:value-type="string">
            <text:p>&amp;</text:p>
          </table:table-cell>
          <table:table-cell office:value-type="float" office:value="-0.28785726" calcext:value-type="float">
            <text:p>-0.28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.30914565" calcext:value-type="float">
            <text:p>2.309</text:p>
          </table:table-cell>
          <table:table-cell office:value-type="string" calcext:value-type="string">
            <text:p>&amp;</text:p>
          </table:table-cell>
          <table:table-cell office:value-type="float" office:value="0.05772864" calcext:value-type="float">
            <text:p>0.058</text:p>
          </table:table-cell>
          <table:table-cell office:value-type="string" calcext:value-type="string">
            <text:p>&amp;</text:p>
          </table:table-cell>
          <table:table-cell office:value-type="float" office:value="1.42583493" calcext:value-type="float">
            <text:p>1.4258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285878" calcext:value-type="float">
            <text:p>0.0029</text:p>
          </table:table-cell>
          <table:table-cell office:value-type="string" calcext:value-type="string">
            <text:p>&amp;</text:p>
          </table:table-cell>
          <table:table-cell office:value-type="float" office:value="-0.42509657" calcext:value-type="float">
            <text:p>-0.4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.65337217" calcext:value-type="float">
            <text:p>2.653</text:p>
          </table:table-cell>
          <table:table-cell office:value-type="string" calcext:value-type="string">
            <text:p>&amp;</text:p>
          </table:table-cell>
          <table:table-cell office:value-type="float" office:value="0.0663343" calcext:value-type="float">
            <text:p>0.066</text:p>
          </table:table-cell>
          <table:table-cell office:value-type="string" calcext:value-type="string">
            <text:p>&amp;</text:p>
          </table:table-cell>
          <table:table-cell office:value-type="float" office:value="1.46074553" calcext:value-type="float">
            <text:p>1.4607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218329" calcext:value-type="float">
            <text:p>0.0022</text:p>
          </table:table-cell>
          <table:table-cell office:value-type="string" calcext:value-type="string">
            <text:p>&amp;</text:p>
          </table:table-cell>
          <table:table-cell office:value-type="float" office:value="-0.55905669" calcext:value-type="float">
            <text:p>-0.5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.991993" calcext:value-type="float">
            <text:p>2.992</text:p>
          </table:table-cell>
          <table:table-cell office:value-type="string" calcext:value-type="string">
            <text:p>&amp;</text:p>
          </table:table-cell>
          <table:table-cell office:value-type="float" office:value="0.07479983" calcext:value-type="float">
            <text:p>0.075</text:p>
          </table:table-cell>
          <table:table-cell office:value-type="string" calcext:value-type="string">
            <text:p>&amp;</text:p>
          </table:table-cell>
          <table:table-cell office:value-type="float" office:value="1.48934428" calcext:value-type="float">
            <text:p>1.4893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162185" calcext:value-type="float">
            <text:p>0.0016</text:p>
          </table:table-cell>
          <table:table-cell office:value-type="string" calcext:value-type="string">
            <text:p>&amp;</text:p>
          </table:table-cell>
          <table:table-cell office:value-type="float" office:value="-0.94799037" calcext:value-type="float">
            <text:p>-0.9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19592335" calcext:value-type="float">
            <text:p>3.196</text:p>
          </table:table-cell>
          <table:table-cell office:value-type="string" calcext:value-type="string">
            <text:p>&amp;</text:p>
          </table:table-cell>
          <table:table-cell office:value-type="float" office:value="0.07989808" calcext:value-type="float">
            <text:p>0.080</text:p>
          </table:table-cell>
          <table:table-cell office:value-type="string" calcext:value-type="string">
            <text:p>&amp;</text:p>
          </table:table-cell>
          <table:table-cell office:value-type="float" office:value="1.49948886" calcext:value-type="float">
            <text:p>1.4995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142132" calcext:value-type="float">
            <text:p>0.0014</text:p>
          </table:table-cell>
          <table:table-cell office:value-type="string" calcext:value-type="string">
            <text:p>&amp;</text:p>
          </table:table-cell>
          <table:table-cell office:value-type="float" office:value="-1.22578443" calcext:value-type="float">
            <text:p>-1.2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26908705" calcext:value-type="float">
            <text:p>3.269</text:p>
          </table:table-cell>
          <table:table-cell office:value-type="string" calcext:value-type="string">
            <text:p>&amp;</text:p>
          </table:table-cell>
          <table:table-cell office:value-type="float" office:value="0.08172718" calcext:value-type="float">
            <text:p>0.082</text:p>
          </table:table-cell>
          <table:table-cell office:value-type="string" calcext:value-type="string">
            <text:p>&amp;</text:p>
          </table:table-cell>
          <table:table-cell office:value-type="float" office:value="1.50085804" calcext:value-type="float">
            <text:p>1.500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139421" calcext:value-type="float">
            <text:p>0.0014</text:p>
          </table:table-cell>
          <table:table-cell office:value-type="string" calcext:value-type="string">
            <text:p>&amp;</text:p>
          </table:table-cell>
          <table:table-cell office:value-type="float" office:value="-1.3930133" calcext:value-type="float">
            <text:p>-1.3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35640241" calcext:value-type="float">
            <text:p>3.356</text:p>
          </table:table-cell>
          <table:table-cell office:value-type="string" calcext:value-type="string">
            <text:p>&amp;</text:p>
          </table:table-cell>
          <table:table-cell office:value-type="float" office:value="0.08391006" calcext:value-type="float">
            <text:p>0.084</text:p>
          </table:table-cell>
          <table:table-cell office:value-type="string" calcext:value-type="string">
            <text:p>&amp;</text:p>
          </table:table-cell>
          <table:table-cell office:value-type="float" office:value="1.50085804" calcext:value-type="float">
            <text:p>1.500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139421" calcext:value-type="float">
            <text:p>0.0014</text:p>
          </table:table-cell>
          <table:table-cell office:value-type="string" calcext:value-type="string">
            <text:p>&amp;</text:p>
          </table:table-cell>
          <table:table-cell office:value-type="float" office:value="-1.82255285" calcext:value-type="float">
            <text:p>-1.8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49648598" calcext:value-type="float">
            <text:p>3.496</text:p>
          </table:table-cell>
          <table:table-cell office:value-type="string" calcext:value-type="string">
            <text:p>&amp;</text:p>
          </table:table-cell>
          <table:table-cell office:value-type="float" office:value="0.08741215" calcext:value-type="float">
            <text:p>0.087</text:p>
          </table:table-cell>
          <table:table-cell office:value-type="string" calcext:value-type="string">
            <text:p>&amp;</text:p>
          </table:table-cell>
          <table:table-cell office:value-type="float" office:value="1.49602959" calcext:value-type="float">
            <text:p>1.496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148977" calcext:value-type="float">
            <text:p>0.0015</text:p>
          </table:table-cell>
          <table:table-cell office:value-type="string" calcext:value-type="string">
            <text:p>&amp;</text:p>
          </table:table-cell>
          <table:table-cell office:value-type="float" office:value="-1.8453481" calcext:value-type="float">
            <text:p>-1.84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65726735" calcext:value-type="float">
            <text:p>3.657</text:p>
          </table:table-cell>
          <table:table-cell office:value-type="string" calcext:value-type="string">
            <text:p>&amp;</text:p>
          </table:table-cell>
          <table:table-cell office:value-type="float" office:value="0.09143168" calcext:value-type="float">
            <text:p>0.091</text:p>
          </table:table-cell>
          <table:table-cell office:value-type="string" calcext:value-type="string">
            <text:p>&amp;</text:p>
          </table:table-cell>
          <table:table-cell office:value-type="float" office:value="1.47846699" calcext:value-type="float">
            <text:p>1.4785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183611" calcext:value-type="float">
            <text:p>0.0018</text:p>
          </table:table-cell>
          <table:table-cell office:value-type="string" calcext:value-type="string">
            <text:p>&amp;</text:p>
          </table:table-cell>
          <table:table-cell office:value-type="float" office:value="-2.23934479" calcext:value-type="float">
            <text:p>-2.2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.00457955" calcext:value-type="float">
            <text:p>4.005</text:p>
          </table:table-cell>
          <table:table-cell office:value-type="string" calcext:value-type="string">
            <text:p>&amp;</text:p>
          </table:table-cell>
          <table:table-cell office:value-type="float" office:value="0.10011449" calcext:value-type="float">
            <text:p>0.100</text:p>
          </table:table-cell>
          <table:table-cell office:value-type="string" calcext:value-type="string">
            <text:p>&amp;</text:p>
          </table:table-cell>
          <table:table-cell office:value-type="float" office:value="1.43087166" calcext:value-type="float">
            <text:p>1.430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276211" calcext:value-type="float">
            <text:p>0.0028</text:p>
          </table:table-cell>
          <table:table-cell office:value-type="string" calcext:value-type="string">
            <text:p>&amp;</text:p>
          </table:table-cell>
          <table:table-cell office:value-type="float" office:value="-2.56427934" calcext:value-type="float">
            <text:p>-2.56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mega_M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_Omega_M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mp_Med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D_Amp_M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i_Me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.96718388" calcext:value-type="float">
            <text:p>1.967</text:p>
          </table:table-cell>
          <table:table-cell office:value-type="string" calcext:value-type="string">
            <text:p>&amp;</text:p>
          </table:table-cell>
          <table:table-cell office:value-type="float" office:value="0.0491796" calcext:value-type="float">
            <text:p>0.049</text:p>
          </table:table-cell>
          <table:table-cell office:value-type="string" calcext:value-type="string">
            <text:p>&amp;</text:p>
          </table:table-cell>
          <table:table-cell office:value-type="float" office:value="1.38851073" calcext:value-type="float">
            <text:p>1.3885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56549" calcext:value-type="float">
            <text:p>0.0036</text:p>
          </table:table-cell>
          <table:table-cell office:value-type="string" calcext:value-type="string">
            <text:p>&amp;</text:p>
          </table:table-cell>
          <table:table-cell office:value-type="float" office:value="-0.49981442" calcext:value-type="float">
            <text:p>-0.5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.29564681" calcext:value-type="float">
            <text:p>2.296</text:p>
          </table:table-cell>
          <table:table-cell office:value-type="string" calcext:value-type="string">
            <text:p>&amp;</text:p>
          </table:table-cell>
          <table:table-cell office:value-type="float" office:value="0.05739117" calcext:value-type="float">
            <text:p>0.057</text:p>
          </table:table-cell>
          <table:table-cell office:value-type="string" calcext:value-type="string">
            <text:p>&amp;</text:p>
          </table:table-cell>
          <table:table-cell office:value-type="float" office:value="1.40960541" calcext:value-type="float">
            <text:p>1.4096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16827" calcext:value-type="float">
            <text:p>0.0032</text:p>
          </table:table-cell>
          <table:table-cell office:value-type="string" calcext:value-type="string">
            <text:p>&amp;</text:p>
          </table:table-cell>
          <table:table-cell office:value-type="float" office:value="-0.67643407" calcext:value-type="float">
            <text:p>-0.67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.61472547" calcext:value-type="float">
            <text:p>2.615</text:p>
          </table:table-cell>
          <table:table-cell office:value-type="string" calcext:value-type="string">
            <text:p>&amp;</text:p>
          </table:table-cell>
          <table:table-cell office:value-type="float" office:value="0.06536814" calcext:value-type="float">
            <text:p>0.065</text:p>
          </table:table-cell>
          <table:table-cell office:value-type="string" calcext:value-type="string">
            <text:p>&amp;</text:p>
          </table:table-cell>
          <table:table-cell office:value-type="float" office:value="1.42989232" calcext:value-type="float">
            <text:p>1.4299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278093" calcext:value-type="float">
            <text:p>0.0028</text:p>
          </table:table-cell>
          <table:table-cell office:value-type="string" calcext:value-type="string">
            <text:p>&amp;</text:p>
          </table:table-cell>
          <table:table-cell office:value-type="float" office:value="-0.86703141" calcext:value-type="float">
            <text:p>-0.8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.97499304" calcext:value-type="float">
            <text:p>2.975</text:p>
          </table:table-cell>
          <table:table-cell office:value-type="string" calcext:value-type="string">
            <text:p>&amp;</text:p>
          </table:table-cell>
          <table:table-cell office:value-type="float" office:value="0.07437483" calcext:value-type="float">
            <text:p>0.074</text:p>
          </table:table-cell>
          <table:table-cell office:value-type="string" calcext:value-type="string">
            <text:p>&amp;</text:p>
          </table:table-cell>
          <table:table-cell office:value-type="float" office:value="1.44448821" calcext:value-type="float">
            <text:p>1.4445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249938" calcext:value-type="float">
            <text:p>0.0025</text:p>
          </table:table-cell>
          <table:table-cell office:value-type="string" calcext:value-type="string">
            <text:p>&amp;</text:p>
          </table:table-cell>
          <table:table-cell office:value-type="float" office:value="-1.21253511" calcext:value-type="float">
            <text:p>-1.2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12130418" calcext:value-type="float">
            <text:p>3.121</text:p>
          </table:table-cell>
          <table:table-cell office:value-type="string" calcext:value-type="string">
            <text:p>&amp;</text:p>
          </table:table-cell>
          <table:table-cell office:value-type="float" office:value="0.0780326" calcext:value-type="float">
            <text:p>0.078</text:p>
          </table:table-cell>
          <table:table-cell office:value-type="string" calcext:value-type="string">
            <text:p>&amp;</text:p>
          </table:table-cell>
          <table:table-cell office:value-type="float" office:value="1.44448821" calcext:value-type="float">
            <text:p>1.4445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249938" calcext:value-type="float">
            <text:p>0.0025</text:p>
          </table:table-cell>
          <table:table-cell office:value-type="string" calcext:value-type="string">
            <text:p>&amp;</text:p>
          </table:table-cell>
          <table:table-cell office:value-type="float" office:value="-1.29388623" calcext:value-type="float">
            <text:p>-1.29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28618478" calcext:value-type="float">
            <text:p>3.286</text:p>
          </table:table-cell>
          <table:table-cell office:value-type="string" calcext:value-type="string">
            <text:p>&amp;</text:p>
          </table:table-cell>
          <table:table-cell office:value-type="float" office:value="0.08215462" calcext:value-type="float">
            <text:p>0.082</text:p>
          </table:table-cell>
          <table:table-cell office:value-type="string" calcext:value-type="string">
            <text:p>&amp;</text:p>
          </table:table-cell>
          <table:table-cell office:value-type="float" office:value="1.44328677" calcext:value-type="float">
            <text:p>1.4433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252264" calcext:value-type="float">
            <text:p>0.0025</text:p>
          </table:table-cell>
          <table:table-cell office:value-type="string" calcext:value-type="string">
            <text:p>&amp;</text:p>
          </table:table-cell>
          <table:table-cell office:value-type="float" office:value="-1.4104966" calcext:value-type="float">
            <text:p>-1.4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38533691" calcext:value-type="float">
            <text:p>3.385</text:p>
          </table:table-cell>
          <table:table-cell office:value-type="string" calcext:value-type="string">
            <text:p>&amp;</text:p>
          </table:table-cell>
          <table:table-cell office:value-type="float" office:value="0.08463342" calcext:value-type="float">
            <text:p>0.085</text:p>
          </table:table-cell>
          <table:table-cell office:value-type="string" calcext:value-type="string">
            <text:p>&amp;</text:p>
          </table:table-cell>
          <table:table-cell office:value-type="float" office:value="1.43996893" calcext:value-type="float">
            <text:p>1.440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258679" calcext:value-type="float">
            <text:p>0.0026</text:p>
          </table:table-cell>
          <table:table-cell office:value-type="string" calcext:value-type="string">
            <text:p>&amp;</text:p>
          </table:table-cell>
          <table:table-cell office:value-type="float" office:value="-1.85270464" calcext:value-type="float">
            <text:p>-1.8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52789742" calcext:value-type="float">
            <text:p>3.528</text:p>
          </table:table-cell>
          <table:table-cell office:value-type="string" calcext:value-type="string">
            <text:p>&amp;</text:p>
          </table:table-cell>
          <table:table-cell office:value-type="float" office:value="0.08819744" calcext:value-type="float">
            <text:p>0.088</text:p>
          </table:table-cell>
          <table:table-cell office:value-type="string" calcext:value-type="string">
            <text:p>&amp;</text:p>
          </table:table-cell>
          <table:table-cell office:value-type="float" office:value="1.43373015" calcext:value-type="float">
            <text:p>1.4337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270712" calcext:value-type="float">
            <text:p>0.0027</text:p>
          </table:table-cell>
          <table:table-cell office:value-type="string" calcext:value-type="string">
            <text:p>&amp;</text:p>
          </table:table-cell>
          <table:table-cell office:value-type="float" office:value="-2.00573342" calcext:value-type="float">
            <text:p>-2.0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6636649" calcext:value-type="float">
            <text:p>3.664</text:p>
          </table:table-cell>
          <table:table-cell office:value-type="string" calcext:value-type="string">
            <text:p>&amp;</text:p>
          </table:table-cell>
          <table:table-cell office:value-type="float" office:value="0.09159162" calcext:value-type="float">
            <text:p>0.092</text:p>
          </table:table-cell>
          <table:table-cell office:value-type="string" calcext:value-type="string">
            <text:p>&amp;</text:p>
          </table:table-cell>
          <table:table-cell office:value-type="float" office:value="1.41698218" calcext:value-type="float">
            <text:p>1.417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02799" calcext:value-type="float">
            <text:p>0.0030</text:p>
          </table:table-cell>
          <table:table-cell office:value-type="string" calcext:value-type="string">
            <text:p>&amp;</text:p>
          </table:table-cell>
          <table:table-cell office:value-type="float" office:value="-2.06605677" calcext:value-type="float">
            <text:p>-2.0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.03026639" calcext:value-type="float">
            <text:p>4.030</text:p>
          </table:table-cell>
          <table:table-cell office:value-type="string" calcext:value-type="string">
            <text:p>&amp;</text:p>
          </table:table-cell>
          <table:table-cell office:value-type="float" office:value="0.10075666" calcext:value-type="float">
            <text:p>0.101</text:p>
          </table:table-cell>
          <table:table-cell office:value-type="string" calcext:value-type="string">
            <text:p>&amp;</text:p>
          </table:table-cell>
          <table:table-cell office:value-type="float" office:value="1.37624436" calcext:value-type="float">
            <text:p>1.3762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7936" calcext:value-type="float">
            <text:p>0.0038</text:p>
          </table:table-cell>
          <table:table-cell office:value-type="string" calcext:value-type="string">
            <text:p>&amp;</text:p>
          </table:table-cell>
          <table:table-cell office:value-type="float" office:value="-2.29539051" calcext:value-type="float">
            <text:p>-2.29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mega_Hig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_Omega_H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mp_High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D_Amp_Hig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i_High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.97150465" calcext:value-type="float">
            <text:p>1.972</text:p>
          </table:table-cell>
          <table:table-cell office:value-type="string" calcext:value-type="string">
            <text:p>&amp;</text:p>
          </table:table-cell>
          <table:table-cell office:value-type="float" office:value="0.04928762" calcext:value-type="float">
            <text:p>0.049</text:p>
          </table:table-cell>
          <table:table-cell office:value-type="string" calcext:value-type="string">
            <text:p>&amp;</text:p>
          </table:table-cell>
          <table:table-cell office:value-type="float" office:value="1.37340077" calcext:value-type="float">
            <text:p>1.3734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84616" calcext:value-type="float">
            <text:p>0.0038</text:p>
          </table:table-cell>
          <table:table-cell office:value-type="string" calcext:value-type="string">
            <text:p>&amp;</text:p>
          </table:table-cell>
          <table:table-cell office:value-type="float" office:value="-0.62488006" calcext:value-type="float">
            <text:p>-0.6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.31084417" calcext:value-type="float">
            <text:p>2.311</text:p>
          </table:table-cell>
          <table:table-cell office:value-type="string" calcext:value-type="string">
            <text:p>&amp;</text:p>
          </table:table-cell>
          <table:table-cell office:value-type="float" office:value="0.0577711" calcext:value-type="float">
            <text:p>0.058</text:p>
          </table:table-cell>
          <table:table-cell office:value-type="string" calcext:value-type="string">
            <text:p>&amp;</text:p>
          </table:table-cell>
          <table:table-cell office:value-type="float" office:value="1.39252887" calcext:value-type="float">
            <text:p>1.3925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49029" calcext:value-type="float">
            <text:p>0.0035</text:p>
          </table:table-cell>
          <table:table-cell office:value-type="string" calcext:value-type="string">
            <text:p>&amp;</text:p>
          </table:table-cell>
          <table:table-cell office:value-type="float" office:value="-0.79193191" calcext:value-type="float">
            <text:p>-0.79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.991993" calcext:value-type="float">
            <text:p>2.992</text:p>
          </table:table-cell>
          <table:table-cell office:value-type="string" calcext:value-type="string">
            <text:p>&amp;</text:p>
          </table:table-cell>
          <table:table-cell office:value-type="float" office:value="0.07479983" calcext:value-type="float">
            <text:p>0.075</text:p>
          </table:table-cell>
          <table:table-cell office:value-type="string" calcext:value-type="string">
            <text:p>&amp;</text:p>
          </table:table-cell>
          <table:table-cell office:value-type="float" office:value="1.40698813" calcext:value-type="float">
            <text:p>1.407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21787" calcext:value-type="float">
            <text:p>0.0032</text:p>
          </table:table-cell>
          <table:table-cell office:value-type="string" calcext:value-type="string">
            <text:p>&amp;</text:p>
          </table:table-cell>
          <table:table-cell office:value-type="float" office:value="-1.24153359" calcext:value-type="float">
            <text:p>-1.24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15104579" calcext:value-type="float">
            <text:p>3.151</text:p>
          </table:table-cell>
          <table:table-cell office:value-type="string" calcext:value-type="string">
            <text:p>&amp;</text:p>
          </table:table-cell>
          <table:table-cell office:value-type="float" office:value="0.07877614" calcext:value-type="float">
            <text:p>0.079</text:p>
          </table:table-cell>
          <table:table-cell office:value-type="string" calcext:value-type="string">
            <text:p>&amp;</text:p>
          </table:table-cell>
          <table:table-cell office:value-type="float" office:value="1.40496922" calcext:value-type="float">
            <text:p>1.405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25608" calcext:value-type="float">
            <text:p>0.0033</text:p>
          </table:table-cell>
          <table:table-cell office:value-type="string" calcext:value-type="string">
            <text:p>&amp;</text:p>
          </table:table-cell>
          <table:table-cell office:value-type="float" office:value="-1.31133062" calcext:value-type="float">
            <text:p>-1.3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34567908" calcext:value-type="float">
            <text:p>3.346</text:p>
          </table:table-cell>
          <table:table-cell office:value-type="string" calcext:value-type="string">
            <text:p>&amp;</text:p>
          </table:table-cell>
          <table:table-cell office:value-type="float" office:value="0.08364198" calcext:value-type="float">
            <text:p>0.084</text:p>
          </table:table-cell>
          <table:table-cell office:value-type="string" calcext:value-type="string">
            <text:p>&amp;</text:p>
          </table:table-cell>
          <table:table-cell office:value-type="float" office:value="1.39712513" calcext:value-type="float">
            <text:p>1.3971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404" calcext:value-type="float">
            <text:p>0.0034</text:p>
          </table:table-cell>
          <table:table-cell office:value-type="string" calcext:value-type="string">
            <text:p>&amp;</text:p>
          </table:table-cell>
          <table:table-cell office:value-type="float" office:value="-1.73319615" calcext:value-type="float">
            <text:p>-1.7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51015939" calcext:value-type="float">
            <text:p>3.510</text:p>
          </table:table-cell>
          <table:table-cell office:value-type="string" calcext:value-type="string">
            <text:p>&amp;</text:p>
          </table:table-cell>
          <table:table-cell office:value-type="float" office:value="0.08775398" calcext:value-type="float">
            <text:p>0.088</text:p>
          </table:table-cell>
          <table:table-cell office:value-type="string" calcext:value-type="string">
            <text:p>&amp;</text:p>
          </table:table-cell>
          <table:table-cell office:value-type="float" office:value="1.38601271" calcext:value-type="float">
            <text:p>1.3860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61212" calcext:value-type="float">
            <text:p>0.0036</text:p>
          </table:table-cell>
          <table:table-cell office:value-type="string" calcext:value-type="string">
            <text:p>&amp;</text:p>
          </table:table-cell>
          <table:table-cell office:value-type="float" office:value="-1.8777084" calcext:value-type="float">
            <text:p>-1.87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67437737" calcext:value-type="float">
            <text:p>3.674</text:p>
          </table:table-cell>
          <table:table-cell office:value-type="string" calcext:value-type="string">
            <text:p>&amp;</text:p>
          </table:table-cell>
          <table:table-cell office:value-type="float" office:value="0.09185943" calcext:value-type="float">
            <text:p>0.092</text:p>
          </table:table-cell>
          <table:table-cell office:value-type="string" calcext:value-type="string">
            <text:p>&amp;</text:p>
          </table:table-cell>
          <table:table-cell office:value-type="float" office:value="1.37243458" calcext:value-type="float">
            <text:p>1.3724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386399" calcext:value-type="float">
            <text:p>0.0039</text:p>
          </table:table-cell>
          <table:table-cell office:value-type="string" calcext:value-type="string">
            <text:p>&amp;</text:p>
          </table:table-cell>
          <table:table-cell office:value-type="float" office:value="-1.97453669" calcext:value-type="float">
            <text:p>-1.97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.99693722" calcext:value-type="float">
            <text:p>3.997</text:p>
          </table:table-cell>
          <table:table-cell office:value-type="string" calcext:value-type="string">
            <text:p>&amp;</text:p>
          </table:table-cell>
          <table:table-cell office:value-type="float" office:value="0.09992343" calcext:value-type="float">
            <text:p>0.100</text:p>
          </table:table-cell>
          <table:table-cell office:value-type="string" calcext:value-type="string">
            <text:p>&amp;</text:p>
          </table:table-cell>
          <table:table-cell office:value-type="float" office:value="1.33156473" calcext:value-type="float">
            <text:p>1.3316</text:p>
          </table:table-cell>
          <table:table-cell table:style-name="ce2" office:value-type="string" calcext:value-type="string">
            <text:p>&amp;</text:p>
          </table:table-cell>
          <table:table-cell office:value-type="float" office:value="0.00460416" calcext:value-type="float">
            <text:p>0.0046</text:p>
          </table:table-cell>
          <table:table-cell office:value-type="string" calcext:value-type="string">
            <text:p>&amp;</text:p>
          </table:table-cell>
          <table:table-cell office:value-type="float" office:value="-2.19577498" calcext:value-type="float">
            <text:p>-2.196</text:p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3:10:38.413226054</meta:creation-date>
    <dc:date>2019-01-05T20:02:19.570929742</dc:date>
    <meta:editing-duration>P3DT5H22M53S</meta:editing-duration>
    <meta:editing-cycles>1</meta:editing-cycles>
    <meta:document-statistic meta:table-count="1" meta:cell-count="631" meta:object-count="0"/>
    <meta:generator>LibreOffice/6.1.0.3$MacOSX_X86_64 LibreOffice_project/efb621ed25068d70781dc026f7e9c5187a4decd1</meta:generator>
  </office:meta>
</office:document-meta>
</file>